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b81f" officeooo:paragraph-rsid="0017b81f"/>
    </style:style>
    <style:style style:name="P2" style:family="paragraph" style:parent-style-name="Standard">
      <style:text-properties officeooo:rsid="0018d634" officeooo:paragraph-rsid="0018d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Prepare String ArrayList of size 5 and use add, indexof, lastindexof methods</text:p>
      <text:p text:style-name="P1"/>
      <text:p text:style-name="P1">2. Traveser arraylist using iterator and listiterator interface.</text:p>
      <text:p text:style-name="P1"/>
      <text:p text:style-name="P1">3. Prepare Integer ArrayList of size 5 and use add, remove, get, size, sublist, addall methods</text:p>
      <text:p text:style-name="P1"/>
      <text:p text:style-name="P1">4. Traverse arraylist using for, foreach and listiterator.</text:p>
      <text:p text:style-name="P1"/>
      <text:p text:style-name="P2">5.Make Integer and Double ArrayList and print them using listitrato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9T16:58:19.949110439</meta:creation-date>
    <dc:date>2022-12-19T17:08:55.636735803</dc:date>
    <meta:editing-duration>PT10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5" meta:character-count="363" meta:non-whitespace-character-count="313"/>
  </office:meta>
</office:document-meta>
</file>